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66cb8"/>
    </style:style>
    <style:style style:name="P2" style:family="paragraph" style:parent-style-name="Standard">
      <style:text-properties officeooo:rsid="00166cb8" officeooo:paragraph-rsid="00166cb8"/>
    </style:style>
    <style:style style:name="P3" style:family="paragraph" style:parent-style-name="Standard">
      <style:text-properties officeooo:rsid="00171490" officeooo:paragraph-rsid="00171490"/>
    </style:style>
    <style:style style:name="P4" style:family="paragraph" style:parent-style-name="Standard">
      <style:text-properties officeooo:rsid="001857c9" officeooo:paragraph-rsid="001a6167"/>
    </style:style>
    <style:style style:name="P5" style:family="paragraph" style:parent-style-name="Standard">
      <style:text-properties officeooo:rsid="001a6167" officeooo:paragraph-rsid="001a6167"/>
    </style:style>
    <style:style style:name="T1" style:family="text">
      <style:text-properties officeooo:rsid="00166cb8"/>
    </style:style>
    <style:style style:name="T2" style:family="text">
      <style:text-properties officeooo:rsid="001857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ichupionen mit Ulysses</text:p>
      <text:p text:style-name="P5"/>
      <text:p text:style-name="P5">...Pickup bezieht sich dabei nicht auf den Riegel sondern eher auf einen Pickuptruck, der Sachen abholt und mitnimmt.</text:p>
      <text:p text:style-name="P2"/>
      <text:p text:style-name="P2"/>
      <text:p text:style-name="P3">Und zwar werden Teilchen abgeholt, die ursprünglich aus dem LISM kommen, durch das sich die Heliosphäre, also das Sonnensystem bewegt. In dem LISM gibts nämlich neutrale Teilchen, die die Heliopause, das ist die Grenze zwischen Heliosphäre und LISM, überwinden können und in unser Sonnensystem endringen können. (Geladene Teilchen können das meistens nicht, weil sie von dem Magnetfeld in der Heliosphäre abgelenkt werden)</text:p>
      <text:p text:style-name="P3"/>
      <text:p text:style-name="P3">In der Helios<text:span text:style-name="T2">phä</text:span>re strömen die neutralen Teilchen dann in Richtung Sonne und je näher sie an der Sonne sind, desto höher ist die Wahrscheinlichkeit, dass sie ionisiert werden. Jetzt sind aus den Neutralteilchen also Ionen geworden und dann werden sie vom interplanetaren Magnetfeld <text:span text:style-name="T2">beeinflusst: Durch elektromagnetische Kräfte, die Lorentzkraft, fangen die Teilchen an, um die Magnetfeldlinien zu gyrieren und folgen dem Feldlinienverlauf. Das Magnetfeld holt die Teilchen also an der Stelle ab, an der sie ionisiert werden.</text:span></text:p>
      <text:p text:style-name="P3"/>
      <text:p text:style-name="P4">Jetzt wo die Teilchen zu Ionen geworden sind, kann man sie auch mit Messinstrumenten auf Spacecrafts messen, um z.B. etwas über die Eigenschaften im LISM herauszufinden. </text:p>
      <text:p text:style-name="P4">Und ich schaue mir z.B. die Messungen des Instruments SWICS auf dem Spacecraft Ulysses an. Ulysses ist 1990 gestartet und hatte dann einen recht außergewöhnlichen Verlauf weit aus der Ekliptik heraus um die Sonne. SWICS ist ein Massenflugzeitspektro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0T18:45:36.407363523</meta:creation-date>
    <dc:date>2021-06-10T21:22:04.221650756</dc:date>
    <meta:editing-duration>PT2M40S</meta:editing-duration>
    <meta:editing-cycles>2</meta:editing-cycles>
    <meta:generator>LibreOffice/6.0.7.3$Linux_X86_64 LibreOffice_project/00m0$Build-3</meta:generator>
    <meta:document-statistic meta:table-count="0" meta:image-count="0" meta:object-count="0" meta:page-count="1" meta:paragraph-count="6" meta:word-count="224" meta:character-count="1511" meta:non-whitespace-character-count="1292"/>
  </office:meta>
</office:document-meta>
</file>